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eeeeee" fo:padding="0.097cm" fo:border-left="0.25pt solid #ff8840" fo:border-right="none" fo:border-top="0.25pt solid #ff8840" fo:border-bottom="0.25pt solid #ff8840">
        <style:background-image/>
      </style:table-cell-properties>
    </style:style>
    <style:style style:name="Tableau1.C1" style:family="table-cell">
      <style:table-cell-properties fo:background-color="#eeeeee" fo:padding="0.097cm" fo:border="0.25pt solid #ff8840">
        <style:background-image/>
      </style:table-cell-properties>
    </style:style>
    <style:style style:name="Tableau1.A2" style:family="table-cell">
      <style:table-cell-properties fo:padding="0.097cm" fo:border-left="0.25pt solid #ff8840" fo:border-right="none" fo:border-top="none" fo:border-bottom="0.25pt solid #ff8840"/>
    </style:style>
    <style:style style:name="Tableau1.B2" style:family="table-cell">
      <style:table-cell-properties fo:padding="0.097cm" fo:border-left="0.25pt solid #ff8840" fo:border-right="none" fo:border-top="none" fo:border-bottom="0.25pt solid #ff8840"/>
    </style:style>
    <style:style style:name="Tableau1.C2" style:family="table-cell">
      <style:table-cell-properties fo:padding="0.097cm" fo:border-left="0.25pt solid #ff8840" fo:border-right="0.25pt solid #ff8840" fo:border-top="none" fo:border-bottom="0.25pt solid #ff8840"/>
    </style:style>
    <style:style style:name="Tableau21" style:family="table">
      <style:table-properties style:width="14.88cm" fo:margin-left="2.127cm" table:align="left" style:writing-mode="page"/>
    </style:style>
    <style:style style:name="Tableau21.A" style:family="table-column">
      <style:table-column-properties style:column-width="14.88cm"/>
    </style:style>
    <style:style style:name="Tableau21.A1" style:family="table-cell">
      <style:table-cell-properties fo:background-color="#eeeeee" fo:padding="0.097cm" fo:border="0.05pt solid #000000">
        <style:background-image/>
      </style:table-cell-properties>
    </style:style>
    <style:style style:name="Tableau22" style:family="table">
      <style:table-properties style:width="14.88cm" fo:margin-left="2.127cm" table:align="left" style:writing-mode="page"/>
    </style:style>
    <style:style style:name="Tableau22.A" style:family="table-column">
      <style:table-column-properties style:column-width="14.88cm"/>
    </style:style>
    <style:style style:name="Tableau22.A1" style:family="table-cell">
      <style:table-cell-properties fo:background-color="#eeeeee" fo:padding="0.097cm" fo:border="0.05pt solid #000000">
        <style:background-image/>
      </style:table-cell-properties>
    </style:style>
    <style:style style:name="Tableau30" style:family="table">
      <style:table-properties style:width="14.774cm" fo:margin-left="2.233cm" table:align="left" style:writing-mode="page"/>
    </style:style>
    <style:style style:name="Tableau30.A" style:family="table-column">
      <style:table-column-properties style:column-width="14.774cm"/>
    </style:style>
    <style:style style:name="Tableau30.A1" style:family="table-cell">
      <style:table-cell-properties fo:background-color="#ccffcc" fo:padding="0.097cm" fo:border="0.05pt solid #000000">
        <style:background-image/>
      </style:table-cell-properties>
    </style:style>
    <style:style style:name="Tableau29" style:family="table">
      <style:table-properties style:width="14.774cm" fo:margin-left="2.233cm" table:align="left" style:writing-mode="page"/>
    </style:style>
    <style:style style:name="Tableau29.A" style:family="table-column">
      <style:table-column-properties style:column-width="14.774cm"/>
    </style:style>
    <style:style style:name="Tableau29.A1" style:family="table-cell">
      <style:table-cell-properties fo:background-color="#ffcccc" fo:padding="0.097cm" fo:border="0.05pt solid #000000">
        <style:background-image/>
      </style:table-cell-properties>
    </style:style>
    <style:style style:name="Tableau9" style:family="table">
      <style:table-properties style:width="14.88cm" fo:margin-left="2.127cm" table:align="left" style:writing-mode="page"/>
    </style:style>
    <style:style style:name="Tableau9.A" style:family="table-column">
      <style:table-column-properties style:column-width="14.88cm"/>
    </style:style>
    <style:style style:name="Tableau9.A1" style:family="table-cell">
      <style:table-cell-properties fo:background-color="#eeeeee" fo:padding="0.097cm" fo:border="0.05pt solid #000000">
        <style:background-image/>
      </style:table-cell-properties>
    </style:style>
    <style:style style:name="Tableau28" style:family="table">
      <style:table-properties style:width="14.88cm" fo:margin-left="2.127cm" table:align="left" style:writing-mode="page"/>
    </style:style>
    <style:style style:name="Tableau28.A" style:family="table-column">
      <style:table-column-properties style:column-width="14.88cm"/>
    </style:style>
    <style:style style:name="Tableau28.A1" style:family="table-cell">
      <style:table-cell-properties fo:background-color="#eeeeee" fo:padding="0.097cm" fo:border="0.05pt solid #000000">
        <style:background-image/>
      </style:table-cell-properties>
    </style:style>
    <style:style style:name="Tableau10" style:family="table">
      <style:table-properties style:width="14.774cm" fo:margin-left="2.233cm" table:align="left" style:writing-mode="page"/>
    </style:style>
    <style:style style:name="Tableau10.A" style:family="table-column">
      <style:table-column-properties style:column-width="14.774cm"/>
    </style:style>
    <style:style style:name="Tableau10.A1" style:family="table-cell">
      <style:table-cell-properties fo:background-color="#ccffcc" fo:padding="0.097cm" fo:border="0.05pt solid #000000">
        <style:background-image/>
      </style:table-cell-properties>
    </style:style>
    <style:style style:name="Tableau11" style:family="table">
      <style:table-properties style:width="14.774cm" fo:margin-left="2.233cm" table:align="left" style:writing-mode="page"/>
    </style:style>
    <style:style style:name="Tableau11.A" style:family="table-column">
      <style:table-column-properties style:column-width="14.774cm"/>
    </style:style>
    <style:style style:name="Tableau11.A1" style:family="table-cell">
      <style:table-cell-properties fo:background-color="#ffcccc" fo:padding="0.097cm" fo:border="0.05pt solid #000000">
        <style:background-image/>
      </style:table-cell-properties>
    </style:style>
    <style:style style:name="Tableau12" style:family="table">
      <style:table-properties style:width="14.774cm" fo:margin-left="2.233cm" table:align="left" style:writing-mode="page"/>
    </style:style>
    <style:style style:name="Tableau12.A" style:family="table-column">
      <style:table-column-properties style:column-width="14.774cm"/>
    </style:style>
    <style:style style:name="Tableau12.A1" style:family="table-cell">
      <style:table-cell-properties fo:background-color="#ccffcc" fo:padding="0.097cm" fo:border="0.05pt solid #000000">
        <style:background-image/>
      </style:table-cell-properties>
    </style:style>
    <style:style style:name="Tableau13" style:family="table">
      <style:table-properties style:width="14.774cm" fo:margin-left="2.233cm" table:align="left" style:writing-mode="page"/>
    </style:style>
    <style:style style:name="Tableau13.A" style:family="table-column">
      <style:table-column-properties style:column-width="14.774cm"/>
    </style:style>
    <style:style style:name="Tableau13.A1" style:family="table-cell">
      <style:table-cell-properties fo:background-color="#ffcccc" fo:padding="0.097cm" fo:border="0.05pt solid #000000">
        <style:background-image/>
      </style:table-cell-properties>
    </style:style>
    <style:style style:name="Tableau2" style:family="table">
      <style:table-properties style:width="14.774cm" fo:margin-left="2.233cm" table:align="left" style:writing-mode="page"/>
    </style:style>
    <style:style style:name="Tableau2.A" style:family="table-column">
      <style:table-column-properties style:column-width="14.774cm"/>
    </style:style>
    <style:style style:name="Tableau2.A1" style:family="table-cell">
      <style:table-cell-properties fo:background-color="#ccffcc" fo:padding="0.097cm" fo:border="0.05pt solid #000000">
        <style:background-image/>
      </style:table-cell-properties>
    </style:style>
    <style:style style:name="Tableau3" style:family="table">
      <style:table-properties style:width="14.774cm" fo:margin-left="2.233cm" table:align="left" style:writing-mode="page"/>
    </style:style>
    <style:style style:name="Tableau3.A" style:family="table-column">
      <style:table-column-properties style:column-width="14.774cm"/>
    </style:style>
    <style:style style:name="Tableau3.A1" style:family="table-cell">
      <style:table-cell-properties fo:background-color="#ffcccc" fo:padding="0.097cm" fo:border="0.05pt solid #000000">
        <style:background-image/>
      </style:table-cell-properties>
    </style:style>
    <style:style style:name="Tableau4" style:family="table">
      <style:table-properties style:width="14.774cm" fo:margin-left="2.233cm" table:align="left" style:writing-mode="page"/>
    </style:style>
    <style:style style:name="Tableau4.A" style:family="table-column">
      <style:table-column-properties style:column-width="14.774cm"/>
    </style:style>
    <style:style style:name="Tableau4.A1" style:family="table-cell">
      <style:table-cell-properties fo:background-color="#ccffcc" fo:padding="0.097cm" fo:border="0.05pt solid #000000">
        <style:background-image/>
      </style:table-cell-properties>
    </style:style>
    <style:style style:name="Tableau5" style:family="table">
      <style:table-properties style:width="14.774cm" fo:margin-left="2.233cm" table:align="left" style:writing-mode="page"/>
    </style:style>
    <style:style style:name="Tableau5.A" style:family="table-column">
      <style:table-column-properties style:column-width="14.774cm"/>
    </style:style>
    <style:style style:name="Tableau5.A1" style:family="table-cell">
      <style:table-cell-properties fo:background-color="#ffcccc" fo:padding="0.097cm" fo:border="0.05pt solid #000000">
        <style:background-image/>
      </style:table-cell-properties>
    </style:style>
    <style:style style:name="Tableau20" style:family="table">
      <style:table-properties style:width="14.88cm" fo:margin-left="2.127cm" table:align="left" style:writing-mode="page"/>
    </style:style>
    <style:style style:name="Tableau20.A" style:family="table-column">
      <style:table-column-properties style:column-width="14.88cm"/>
    </style:style>
    <style:style style:name="Tableau20.A1" style:family="table-cell">
      <style:table-cell-properties fo:background-color="#eeeeee" fo:padding="0.097cm" fo:border="0.05pt solid #000000">
        <style:background-image/>
      </style:table-cell-properties>
    </style:style>
    <style:style style:name="Tableau6" style:family="table">
      <style:table-properties style:width="14.88cm" fo:margin-left="2.127cm" table:align="left" style:writing-mode="page"/>
    </style:style>
    <style:style style:name="Tableau6.A" style:family="table-column">
      <style:table-column-properties style:column-width="14.88cm"/>
    </style:style>
    <style:style style:name="Tableau6.A1" style:family="table-cell">
      <style:table-cell-properties fo:background-color="#eeeeee" fo:padding="0.097cm" fo:border="0.05pt solid #000000">
        <style:background-image/>
      </style:table-cell-properties>
    </style:style>
    <style:style style:name="Tableau7" style:family="table">
      <style:table-properties style:width="14.774cm" fo:margin-left="2.233cm" table:align="left" style:writing-mode="page"/>
    </style:style>
    <style:style style:name="Tableau7.A" style:family="table-column">
      <style:table-column-properties style:column-width="14.774cm"/>
    </style:style>
    <style:style style:name="Tableau7.A1" style:family="table-cell">
      <style:table-cell-properties fo:background-color="#ccffcc" fo:padding="0.097cm" fo:border="0.05pt solid #000000">
        <style:background-image/>
      </style:table-cell-properties>
    </style:style>
    <style:style style:name="Tableau8" style:family="table">
      <style:table-properties style:width="14.774cm" fo:margin-left="2.233cm" table:align="left" style:writing-mode="page"/>
    </style:style>
    <style:style style:name="Tableau8.A" style:family="table-column">
      <style:table-column-properties style:column-width="14.774cm"/>
    </style:style>
    <style:style style:name="Tableau8.A1" style:family="table-cell">
      <style:table-cell-properties fo:background-color="#ffcccc" fo:padding="0.097cm" fo:border="0.05pt solid #000000">
        <style:background-image/>
      </style:table-cell-properties>
    </style:style>
    <style:style style:name="Tableau14" style:family="table">
      <style:table-properties style:width="14.88cm" fo:margin-left="2.127cm" table:align="left" style:writing-mode="page"/>
    </style:style>
    <style:style style:name="Tableau14.A" style:family="table-column">
      <style:table-column-properties style:column-width="14.88cm"/>
    </style:style>
    <style:style style:name="Tableau14.A1" style:family="table-cell">
      <style:table-cell-properties fo:background-color="#eeeeee" fo:padding="0.097cm" fo:border="0.05pt solid #000000">
        <style:background-image/>
      </style:table-cell-properties>
    </style:style>
    <style:style style:name="Tableau15" style:family="table">
      <style:table-properties style:width="14.774cm" fo:margin-left="2.233cm" table:align="left" style:writing-mode="page"/>
    </style:style>
    <style:style style:name="Tableau15.A" style:family="table-column">
      <style:table-column-properties style:column-width="14.774cm"/>
    </style:style>
    <style:style style:name="Tableau15.A1" style:family="table-cell">
      <style:table-cell-properties fo:background-color="#ccffcc" fo:padding="0.097cm" fo:border="0.05pt solid #000000">
        <style:background-image/>
      </style:table-cell-properties>
    </style:style>
    <style:style style:name="Tableau16" style:family="table">
      <style:table-properties style:width="14.774cm" fo:margin-left="2.233cm" table:align="left" style:writing-mode="page"/>
    </style:style>
    <style:style style:name="Tableau16.A" style:family="table-column">
      <style:table-column-properties style:column-width="14.774cm"/>
    </style:style>
    <style:style style:name="Tableau16.A1" style:family="table-cell">
      <style:table-cell-properties fo:background-color="#ffcccc" fo:padding="0.097cm" fo:border="0.05pt solid #000000">
        <style:background-image/>
      </style:table-cell-properties>
    </style:style>
    <style:style style:name="Tableau17" style:family="table">
      <style:table-properties style:width="14.88cm" fo:margin-left="2.127cm" table:align="left" style:writing-mode="page"/>
    </style:style>
    <style:style style:name="Tableau17.A" style:family="table-column">
      <style:table-column-properties style:column-width="14.88cm"/>
    </style:style>
    <style:style style:name="Tableau17.A1" style:family="table-cell">
      <style:table-cell-properties fo:background-color="#eeeeee" fo:padding="0.097cm" fo:border="0.05pt solid #000000">
        <style:background-image/>
      </style:table-cell-properties>
    </style:style>
    <style:style style:name="Tableau18" style:family="table">
      <style:table-properties style:width="14.774cm" fo:margin-left="2.233cm" table:align="left" style:writing-mode="page"/>
    </style:style>
    <style:style style:name="Tableau18.A" style:family="table-column">
      <style:table-column-properties style:column-width="14.774cm"/>
    </style:style>
    <style:style style:name="Tableau18.A1" style:family="table-cell">
      <style:table-cell-properties fo:background-color="#ccffcc" fo:padding="0.097cm" fo:border="0.05pt solid #000000">
        <style:background-image/>
      </style:table-cell-properties>
    </style:style>
    <style:style style:name="Tableau19" style:family="table">
      <style:table-properties style:width="14.774cm" fo:margin-left="2.233cm" table:align="left" style:writing-mode="page"/>
    </style:style>
    <style:style style:name="Tableau19.A" style:family="table-column">
      <style:table-column-properties style:column-width="14.774cm"/>
    </style:style>
    <style:style style:name="Tableau19.A1" style:family="table-cell">
      <style:table-cell-properties fo:background-color="#ffcccc" fo:padding="0.097cm" fo:border="0.05pt solid #000000">
        <style:background-image/>
      </style:table-cell-properties>
    </style:style>
    <style:style style:name="Tableau26" style:family="table">
      <style:table-properties style:width="14.774cm" fo:margin-left="2.233cm" table:align="left" style:writing-mode="page"/>
    </style:style>
    <style:style style:name="Tableau26.A" style:family="table-column">
      <style:table-column-properties style:column-width="14.774cm"/>
    </style:style>
    <style:style style:name="Tableau26.A1" style:family="table-cell">
      <style:table-cell-properties fo:background-color="#ccffcc" fo:padding="0.097cm" fo:border="0.05pt solid #000000">
        <style:background-image/>
      </style:table-cell-properties>
    </style:style>
    <style:style style:name="Tableau27" style:family="table">
      <style:table-properties style:width="14.774cm" fo:margin-left="2.233cm" table:align="left" style:writing-mode="page"/>
    </style:style>
    <style:style style:name="Tableau27.A" style:family="table-column">
      <style:table-column-properties style:column-width="14.774cm"/>
    </style:style>
    <style:style style:name="Tableau27.A1" style:family="table-cell">
      <style:table-cell-properties fo:background-color="#ffcccc" fo:padding="0.097cm" fo:border="0.05pt solid #000000">
        <style:background-image/>
      </style:table-cell-properties>
    </style:style>
    <style:style style:name="Tableau23" style:family="table">
      <style:table-properties style:width="14.88cm" fo:margin-left="2.127cm" table:align="left" style:writing-mode="page"/>
    </style:style>
    <style:style style:name="Tableau23.A" style:family="table-column">
      <style:table-column-properties style:column-width="14.88cm"/>
    </style:style>
    <style:style style:name="Tableau23.A1" style:family="table-cell">
      <style:table-cell-properties fo:background-color="#eeeeee" fo:padding="0.097cm" fo:border="0.05pt solid #000000">
        <style:background-image/>
      </style:table-cell-properties>
    </style:style>
    <style:style style:name="Tableau24" style:family="table">
      <style:table-properties style:width="14.774cm" fo:margin-left="2.233cm" table:align="left" style:writing-mode="page"/>
    </style:style>
    <style:style style:name="Tableau24.A" style:family="table-column">
      <style:table-column-properties style:column-width="14.774cm"/>
    </style:style>
    <style:style style:name="Tableau24.A1" style:family="table-cell">
      <style:table-cell-properties fo:background-color="#ccffcc" fo:padding="0.097cm" fo:border="0.05pt solid #000000">
        <style:background-image/>
      </style:table-cell-properties>
    </style:style>
    <style:style style:name="Tableau25" style:family="table">
      <style:table-properties style:width="14.774cm" fo:margin-left="2.233cm" table:align="left" style:writing-mode="page"/>
    </style:style>
    <style:style style:name="Tableau25.A" style:family="table-column">
      <style:table-column-properties style:column-width="14.774cm"/>
    </style:style>
    <style:style style:name="Tableau25.A1" style:family="table-cell">
      <style:table-cell-properties fo:background-color="#ffcccc" fo:padding="0.097cm" fo:border="0.05pt solid #000000">
        <style:background-image/>
      </style:table-cell-properties>
    </style:style>
    <style:style style:name="Tableau31" style:family="table">
      <style:table-properties style:width="14.774cm" fo:margin-left="2.233cm" table:align="left" style:writing-mode="page"/>
    </style:style>
    <style:style style:name="Tableau31.A" style:family="table-column">
      <style:table-column-properties style:column-width="14.774cm"/>
    </style:style>
    <style:style style:name="Tableau31.A1" style:family="table-cell">
      <style:table-cell-properties fo:background-color="#ccffcc" fo:padding="0.097cm" fo:border="0.05pt solid #000000">
        <style:background-image/>
      </style:table-cell-properties>
    </style:style>
    <style:style style:name="Tableau32" style:family="table">
      <style:table-properties style:width="14.774cm" fo:margin-left="2.233cm" table:align="left" style:writing-mode="page"/>
    </style:style>
    <style:style style:name="Tableau32.A" style:family="table-column">
      <style:table-column-properties style:column-width="14.774cm"/>
    </style:style>
    <style:style style:name="Tableau32.A1" style:family="table-cell">
      <style:table-cell-properties fo:background-color="#ffccc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ec692" officeooo:paragraph-rsid="001ec692"/>
    </style:style>
    <style:style style:name="P2" style:family="paragraph" style:parent-style-name="Standard">
      <style:paragraph-properties fo:text-align="center" style:justify-single-word="false"/>
      <style:text-properties officeooo:rsid="001ec692" officeooo:paragraph-rsid="001ec692"/>
    </style:style>
    <style:style style:name="P3" style:family="paragraph" style:parent-style-name="Standard">
      <style:text-properties fo:color="#00b8ff"/>
    </style:style>
    <style:style style:name="P4" style:family="paragraph" style:parent-style-name="Standard">
      <style:paragraph-properties fo:text-align="center" style:justify-single-word="false"/>
      <style:text-properties fo:color="#ff8840" style:font-name="Palatino Linotype3" fo:font-size="28pt" officeooo:rsid="003eb39c" officeooo:paragraph-rsid="005503f7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color="#ff8840" style:font-name="Palatino Linotype3" fo:font-size="28pt" officeooo:rsid="00705085" officeooo:paragraph-rsid="00705085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222d5a" style:font-name="Palatino Linotype3" fo:font-size="37pt" officeooo:rsid="00705085" officeooo:paragraph-rsid="00705085" style:font-size-asian="37pt" style:font-size-complex="37pt"/>
    </style:style>
    <style:style style:name="P7" style:family="paragraph" style:parent-style-name="Standard">
      <style:paragraph-properties fo:text-align="center" style:justify-single-word="false"/>
      <style:text-properties fo:color="#3d4f98" style:font-name="Palatino Linotype3" fo:font-size="19pt" fo:font-style="italic" officeooo:rsid="00705085" officeooo:paragraph-rsid="00705085" style:font-size-asian="19pt" style:font-style-asian="italic" style:font-size-complex="19pt" style:font-style-complex="italic"/>
    </style:style>
    <style:style style:name="P8" style:family="paragraph" style:parent-style-name="Table_20_Contents">
      <style:text-properties fo:color="#666666" style:font-name="Palatino Linotype3" fo:font-size="10pt" fo:font-weight="normal" officeooo:rsid="001ec692" officeooo:paragraph-rsid="001ec692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666666" style:font-name="Palatino Linotype3" fo:font-size="10pt" fo:font-weight="normal" officeooo:rsid="00705085" officeooo:paragraph-rsid="00705085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666666" style:font-name="Palatino Linotype3" fo:font-size="10pt" officeooo:rsid="003eb39c" officeooo:paragraph-rsid="003eb39c" style:font-size-asian="10pt" style:font-size-complex="10pt"/>
    </style:style>
    <style:style style:name="P11" style:family="paragraph" style:parent-style-name="Table_20_Contents">
      <style:text-properties fo:color="#666666" style:font-name="Palatino Linotype3" fo:font-size="10pt" officeooo:rsid="00705085" officeooo:paragraph-rsid="00705085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officeooo:rsid="00705085" officeooo:paragraph-rsid="00705085"/>
    </style:style>
    <style:style style:name="P13" style:family="paragraph" style:parent-style-name="Table_20_Contents">
      <style:paragraph-properties fo:text-align="start" style:justify-single-word="false"/>
      <style:text-properties officeooo:rsid="00705085" officeooo:paragraph-rsid="007325d0"/>
    </style:style>
    <style:style style:name="P14" style:family="paragraph" style:parent-style-name="Table_20_Contents">
      <style:paragraph-properties fo:text-align="start" style:justify-single-word="false"/>
      <style:text-properties officeooo:rsid="00705085" officeooo:paragraph-rsid="007b65ed"/>
    </style:style>
    <style:style style:name="P15" style:family="paragraph" style:parent-style-name="Table_20_Contents">
      <style:paragraph-properties fo:text-align="start" style:justify-single-word="false"/>
      <style:text-properties officeooo:rsid="00705085" officeooo:paragraph-rsid="007c6657"/>
    </style:style>
    <style:style style:name="P16" style:family="paragraph" style:parent-style-name="Table_20_Contents">
      <style:paragraph-properties fo:text-align="start" style:justify-single-word="false"/>
      <style:text-properties officeooo:rsid="00705085" officeooo:paragraph-rsid="007e63cc"/>
    </style:style>
    <style:style style:name="P17" style:family="paragraph" style:parent-style-name="Table_20_Contents">
      <style:paragraph-properties fo:text-align="start" style:justify-single-word="false"/>
      <style:text-properties officeooo:rsid="00705085" officeooo:paragraph-rsid="007f226f"/>
    </style:style>
    <style:style style:name="P18" style:family="paragraph" style:parent-style-name="Table_20_Contents">
      <style:paragraph-properties fo:text-align="start" style:justify-single-word="false"/>
      <style:text-properties officeooo:rsid="00705085" officeooo:paragraph-rsid="00884ec0"/>
    </style:style>
    <style:style style:name="P1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05085"/>
    </style:style>
    <style:style style:name="P2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0eb7b"/>
    </style:style>
    <style:style style:name="P2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27dfa"/>
    </style:style>
    <style:style style:name="P2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325d0"/>
    </style:style>
    <style:style style:name="P2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548ab"/>
    </style:style>
    <style:style style:name="P2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b65ed"/>
    </style:style>
    <style:style style:name="P2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c6657"/>
    </style:style>
    <style:style style:name="P2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e63cc"/>
    </style:style>
    <style:style style:name="P2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7f226f"/>
    </style:style>
    <style:style style:name="P2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85d12a"/>
    </style:style>
    <style:style style:name="P2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884ec0"/>
    </style:style>
    <style:style style:name="P3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705085" officeooo:paragraph-rsid="008ba4ad"/>
    </style:style>
    <style:style style:name="P31" style:family="paragraph" style:parent-style-name="Table_20_Contents">
      <style:paragraph-properties fo:text-align="start" style:justify-single-word="false"/>
      <style:text-properties officeooo:rsid="0070eb7b" officeooo:paragraph-rsid="0070eb7b"/>
    </style:style>
    <style:style style:name="P32" style:family="paragraph" style:parent-style-name="Table_20_Contents">
      <style:paragraph-properties fo:text-align="start" style:justify-single-word="false"/>
      <style:text-properties officeooo:rsid="00727dfa" officeooo:paragraph-rsid="00727dfa"/>
    </style:style>
    <style:style style:name="P33" style:family="paragraph" style:parent-style-name="Table_20_Contents">
      <style:paragraph-properties fo:text-align="start" style:justify-single-word="false"/>
      <style:text-properties officeooo:rsid="007325d0" officeooo:paragraph-rsid="007325d0"/>
    </style:style>
    <style:style style:name="P34" style:family="paragraph" style:parent-style-name="Table_20_Contents">
      <style:paragraph-properties fo:text-align="start" style:justify-single-word="false"/>
      <style:text-properties officeooo:rsid="007548ab" officeooo:paragraph-rsid="007548ab"/>
    </style:style>
    <style:style style:name="P35" style:family="paragraph" style:parent-style-name="Table_20_Contents">
      <style:paragraph-properties fo:text-align="start" style:justify-single-word="false"/>
      <style:text-properties officeooo:rsid="007e63cc" officeooo:paragraph-rsid="007e63cc"/>
    </style:style>
    <style:style style:name="P36" style:family="paragraph" style:parent-style-name="Table_20_Contents">
      <style:paragraph-properties fo:text-align="start" style:justify-single-word="false"/>
      <style:text-properties officeooo:rsid="007e63cc" officeooo:paragraph-rsid="008a7383"/>
    </style:style>
    <style:style style:name="P37" style:family="paragraph" style:parent-style-name="Table_20_Contents">
      <style:paragraph-properties fo:text-align="start" style:justify-single-word="false"/>
      <style:text-properties officeooo:rsid="008345eb" officeooo:paragraph-rsid="008345eb"/>
    </style:style>
    <style:style style:name="P38" style:family="paragraph" style:parent-style-name="Table_20_Contents">
      <style:paragraph-properties fo:text-align="start" style:justify-single-word="false"/>
      <style:text-properties officeooo:rsid="008345eb" officeooo:paragraph-rsid="008ba4ad"/>
    </style:style>
    <style:style style:name="P39" style:family="paragraph" style:parent-style-name="Table_20_Contents">
      <style:paragraph-properties fo:text-align="start" style:justify-single-word="false"/>
      <style:text-properties officeooo:rsid="0085d12a" officeooo:paragraph-rsid="0085d12a"/>
    </style:style>
    <style:style style:name="P40" style:family="paragraph" style:parent-style-name="Table_20_Contents">
      <style:paragraph-properties fo:text-align="start" style:justify-single-word="false"/>
      <style:text-properties officeooo:rsid="00884ec0" officeooo:paragraph-rsid="00884ec0"/>
    </style:style>
    <style:style style:name="P4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28ea17"/>
    </style:style>
    <style:style style:name="P4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325d0"/>
    </style:style>
    <style:style style:name="P4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b65ed"/>
    </style:style>
    <style:style style:name="P4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c6657"/>
    </style:style>
    <style:style style:name="P4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e63cc"/>
    </style:style>
    <style:style style:name="P4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f226f"/>
    </style:style>
    <style:style style:name="P4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8345eb"/>
    </style:style>
    <style:style style:name="P4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8ba4ad"/>
    </style:style>
    <style:style style:name="P4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2b38b8"/>
    </style:style>
    <style:style style:name="P5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70eb7b"/>
    </style:style>
    <style:style style:name="P5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727dfa"/>
    </style:style>
    <style:style style:name="P5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7325d0"/>
    </style:style>
    <style:style style:name="P5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7e63cc"/>
    </style:style>
    <style:style style:name="P5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884ec0"/>
    </style:style>
    <style:style style:name="P5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paragraph-rsid="008ba4ad"/>
    </style:style>
    <style:style style:name="P5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2b38b8" officeooo:paragraph-rsid="007548ab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bold" officeooo:rsid="004024fc" officeooo:paragraph-rsid="007325d0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bold" officeooo:rsid="004024fc" officeooo:paragraph-rsid="007e63cc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bold" officeooo:rsid="004024fc" officeooo:paragraph-rsid="008ba4ad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09fb0" officeooo:paragraph-rsid="007325d0"/>
    </style:style>
    <style:style style:name="P6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09fb0" officeooo:paragraph-rsid="007e63cc"/>
    </style:style>
    <style:style style:name="P6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f226f" officeooo:paragraph-rsid="007f226f"/>
    </style:style>
    <style:style style:name="P6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814d23" officeooo:paragraph-rsid="00814d23"/>
    </style:style>
    <style:style style:name="P6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bold" officeooo:rsid="004024fc" officeooo:paragraph-rsid="00705085" style:font-weight-asian="bold" style:font-weight-complex="bold"/>
    </style:style>
    <style:style style:name="P6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bold" officeooo:rsid="004024fc" officeooo:paragraph-rsid="0070eb7b" style:font-weight-asian="bold" style:font-weight-complex="bold"/>
    </style:style>
    <style:style style:name="P6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bold" officeooo:rsid="004024fc" officeooo:paragraph-rsid="0085d12a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8290cc" officeooo:paragraph-rsid="008290cc"/>
    </style:style>
    <style:style style:name="P6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884ec0" officeooo:paragraph-rsid="00884ec0"/>
    </style:style>
    <style:style style:name="P69" style:family="paragraph" style:parent-style-name="Standard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b38b8" officeooo:paragraph-rsid="007548ab"/>
    </style:style>
    <style:style style:name="P7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fo:keep-with-next="always" style:writing-mode="page"/>
      <style:text-properties officeooo:rsid="002b38b8" officeooo:paragraph-rsid="0086a0bf"/>
    </style:style>
    <style:style style:name="P71" style:family="paragraph" style:parent-style-name="Text_20_body" style:master-page-name="">
      <loext:graphic-properties draw:fill="none"/>
      <style:paragraph-properties fo:margin-left="2cm" fo:margin-right="0cm" fo:margin-top="0.353cm" fo:margin-bottom="0.212cm" loext:contextual-spacing="false" fo:text-indent="0cm" style:auto-text-indent="false" style:page-number="auto" fo:background-color="transparent" style:writing-mode="page"/>
      <style:text-properties officeooo:rsid="00727dfa" officeooo:paragraph-rsid="00727dfa"/>
    </style:style>
    <style:style style:name="P72" style:family="paragraph" style:parent-style-name="Text_20_body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548ab" officeooo:paragraph-rsid="007548ab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892efb" officeooo:paragraph-rsid="00892efb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Text_20_body" style:master-page-name="">
      <loext:graphic-properties draw:fill="none"/>
      <style:paragraph-properties fo:margin-left="2.101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rsid="0070eb7b" officeooo:paragraph-rsid="0070eb7b"/>
    </style:style>
    <style:style style:name="P78" style:family="paragraph" style:parent-style-name="Text_20_body" style:master-page-name="">
      <loext:graphic-properties draw:fill="none"/>
      <style:paragraph-properties fo:margin-left="2.101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rsid="0070eb7b" officeooo:paragraph-rsid="007325d0"/>
    </style:style>
    <style:style style:name="P79" style:family="paragraph" style:parent-style-name="Text_20_body" style:master-page-name="">
      <loext:graphic-properties draw:fill="none"/>
      <style:paragraph-properties fo:margin-left="2.101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rsid="0070eb7b" officeooo:paragraph-rsid="00727dfa"/>
    </style:style>
    <style:style style:name="P80" style:family="paragraph" style:parent-style-name="Standard" style:master-page-name="">
      <loext:graphic-properties draw:fill="none"/>
      <style:paragraph-properties fo:margin-left="2.101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rsid="0070eb7b" officeooo:paragraph-rsid="00884ec0"/>
    </style:style>
    <style:style style:name="P81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eb7b" officeooo:paragraph-rsid="007325d0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eb7b" officeooo:paragraph-rsid="008423ed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8d0a0" officeooo:paragraph-rsid="0078d0a0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5085" officeooo:paragraph-rsid="007325d0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5085" officeooo:paragraph-rsid="007731a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5085" officeooo:paragraph-rsid="008423ed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5085" officeooo:paragraph-rsid="0084c2e6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">
      <loext:graphic-properties draw:fill="none"/>
      <style:paragraph-properties fo:margin-left="2.101cm" fo:margin-right="0cm" fo:margin-top="0.247cm" fo:margin-bottom="0.212cm" loext:contextual-spacing="false" fo:text-indent="0cm" style:auto-text-indent="false" fo:background-color="transparent" style:writing-mode="page"/>
      <style:text-properties fo:color="#666666" style:font-name="Palatino Linotype3" fo:font-size="10pt" fo:language="fr" fo:country="FR" fo:font-style="normal" style:text-underline-style="none" fo:font-weight="normal" officeooo:rsid="00705085" officeooo:paragraph-rsid="0078d0a0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  <style:text-properties officeooo:paragraph-rsid="007325d0"/>
    </style:style>
    <style:style style:name="P90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  <style:text-properties officeooo:paragraph-rsid="007e63cc"/>
    </style:style>
    <style:style style:name="P91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style:writing-mode="page"/>
    </style:style>
    <style:style style:name="P92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paragraph-rsid="00705085"/>
    </style:style>
    <style:style style:name="P93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paragraph-rsid="0070eb7b"/>
    </style:style>
    <style:style style:name="P94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paragraph-rsid="00727dfa"/>
    </style:style>
    <style:style style:name="P95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paragraph-rsid="007325d0"/>
    </style:style>
    <style:style style:name="P96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paragraph-rsid="007325d0"/>
    </style:style>
    <style:style style:name="P97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paragraph-rsid="007731a5"/>
    </style:style>
    <style:style style:name="P98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paragraph-rsid="008423ed"/>
    </style:style>
    <style:style style:name="P99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paragraph-rsid="0084c2e6"/>
    </style:style>
    <style:style style:name="P100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0cm" style:auto-text-indent="false" style:page-number="auto" fo:background-color="transparent" style:writing-mode="page"/>
      <style:text-properties officeooo:paragraph-rsid="0078d0a0"/>
    </style:style>
    <style:style style:name="P101" style:family="paragraph" style:parent-style-name="Heading_20_3">
      <loext:graphic-properties draw:fill="none"/>
      <style:paragraph-properties fo:margin-left="1.499cm" fo:margin-right="0cm" fo:margin-top="0.247cm" fo:margin-bottom="0.212cm" loext:contextual-spacing="false" fo:text-indent="0cm" style:auto-text-indent="false" fo:background-color="transparent" style:writing-mode="page"/>
      <style:text-properties officeooo:paragraph-rsid="007325d0"/>
    </style:style>
    <style:style style:name="P102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b65ed"/>
    </style:style>
    <style:style style:name="P10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86a0bf"/>
    </style:style>
    <style:style style:name="P10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ac703"/>
    </style:style>
    <style:style style:name="P10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f226f"/>
    </style:style>
    <style:style style:name="P10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b38b8"/>
    </style:style>
    <style:style style:name="P107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325d0"/>
    </style:style>
    <style:style style:name="P108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548ab"/>
    </style:style>
    <style:style style:name="P109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892efb"/>
    </style:style>
    <style:style style:name="P11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e63cc"/>
    </style:style>
    <style:style style:name="P111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8345eb" officeooo:paragraph-rsid="007e63cc"/>
    </style:style>
    <style:style style:name="P112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8345eb" officeooo:paragraph-rsid="008ba4ad"/>
    </style:style>
    <style:style style:name="P113" style:family="paragraph" style:parent-style-name="Heading_20_2">
      <loext:graphic-properties draw:fill="none"/>
      <style:paragraph-properties fo:margin-left="1cm" fo:margin-right="0cm" fo:margin-top="0.353cm" fo:margin-bottom="0.212cm" loext:contextual-spacing="false" fo:text-indent="0cm" style:auto-text-indent="false" fo:background-color="transparent" style:writing-mode="page"/>
      <style:text-properties officeooo:rsid="00209fb0" officeooo:paragraph-rsid="007c6657"/>
    </style:style>
    <style:style style:name="P114" style:family="paragraph" style:parent-style-name="Text_20_body" style:master-page-name="">
      <loext:graphic-properties draw:fill="none"/>
      <style:paragraph-properties fo:margin-left="2.101cm" fo:margin-right="0cm" fo:margin-top="0cm" fo:margin-bottom="0.212cm" loext:contextual-spacing="false" fo:text-indent="0cm" style:auto-text-indent="false" style:page-number="auto" fo:break-before="page" fo:background-color="transparent" style:writing-mode="page"/>
    </style:style>
    <style:style style:name="P115" style:family="paragraph" style:parent-style-name="Text_20_body">
      <loext:graphic-properties draw:fill="none"/>
      <style:paragraph-properties fo:margin-left="2.101cm" fo:margin-right="0cm" fo:margin-top="0cm" fo:margin-bottom="0.212cm" loext:contextual-spacing="false" fo:text-indent="0cm" style:auto-text-indent="false" fo:background-color="transparent" style:writing-mode="page"/>
      <style:text-properties officeooo:rsid="008ce57e" officeooo:paragraph-rsid="008ce57e"/>
    </style:style>
    <style:style style:name="T1" style:family="text">
      <style:text-properties officeooo:rsid="003eb39c"/>
    </style:style>
    <style:style style:name="T2" style:family="text">
      <style:text-properties officeooo:rsid="00705085"/>
    </style:style>
    <style:style style:name="T3" style:family="text">
      <style:text-properties officeooo:rsid="0070eb7b"/>
    </style:style>
    <style:style style:name="T4" style:family="text">
      <style:text-properties officeooo:rsid="00727dfa"/>
    </style:style>
    <style:style style:name="T5" style:family="text">
      <style:text-properties officeooo:rsid="007325d0"/>
    </style:style>
    <style:style style:name="T6" style:family="text">
      <style:text-properties officeooo:rsid="007548ab"/>
    </style:style>
    <style:style style:name="T7" style:family="text">
      <style:text-properties officeooo:rsid="007731a5"/>
    </style:style>
    <style:style style:name="T8" style:family="text">
      <style:text-properties officeooo:rsid="0078d0a0"/>
    </style:style>
    <style:style style:name="T9" style:family="text">
      <style:text-properties officeooo:rsid="007b65ed"/>
    </style:style>
    <style:style style:name="T10" style:family="text">
      <style:text-properties officeooo:rsid="007c6657"/>
    </style:style>
    <style:style style:name="T11" style:family="text">
      <style:text-properties officeooo:rsid="007e63cc"/>
    </style:style>
    <style:style style:name="T12" style:family="text">
      <style:text-properties officeooo:rsid="007f226f"/>
    </style:style>
    <style:style style:name="T13" style:family="text">
      <style:text-properties officeooo:rsid="008345eb"/>
    </style:style>
    <style:style style:name="T14" style:family="text">
      <style:text-properties officeooo:rsid="008423ed"/>
    </style:style>
    <style:style style:name="T15" style:family="text">
      <style:text-properties officeooo:rsid="0084c2e6"/>
    </style:style>
    <style:style style:name="T16" style:family="text">
      <style:text-properties officeooo:rsid="00853dac"/>
    </style:style>
    <style:style style:name="T17" style:family="text">
      <style:text-properties officeooo:rsid="00892efb"/>
    </style:style>
    <style:style style:name="T18" style:family="text">
      <style:text-properties officeooo:rsid="008a7383"/>
    </style:style>
    <style:style style:name="T19" style:family="text">
      <style:text-properties officeooo:rsid="008ba4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FreeCAD</text:p>
      <text:p text:style-name="P5">Workbench Development</text:p>
      <text:p text:style-name="P4"/>
      <text:p text:style-name="P2"/>
      <text:p text:style-name="P7">Dos and Don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Dat<text:span text:style-name="T1">e</text:span></text:p>
          </table:table-cell>
          <table:table-cell table:style-name="Tableau1.A1" office:value-type="string">
            <text:p text:style-name="P8">Aut<text:span text:style-name="T2">hor</text:span></text:p>
          </table:table-cell>
          <table:table-cell table:style-name="Tableau1.C1" office:value-type="string">
            <text:p text:style-name="P9">Change</text:p>
          </table:table-cell>
        </table:table-row>
        <table:table-row>
          <table:table-cell table:style-name="Tableau1.A2" office:value-type="string">
            <text:p text:style-name="P11">August 28th, 2018</text:p>
          </table:table-cell>
          <table:table-cell table:style-name="Tableau1.B2" office:value-type="string">
            <text:p text:style-name="P10">Guillaume FLORENT</text:p>
          </table:table-cell>
          <table:table-cell table:style-name="Tableau1.C2" office:value-type="string">
            <text:p text:style-name="P10">Cr<text:span text:style-name="T2">e</text:span>ation</text:p>
          </table:table-cell>
        </table:table-row>
      </table:table>
      <text:p text:style-name="P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75"><text:a xlink:type="simple" xlink:href="#__RefHeading___Toc112_1749475065" text:style-name="Index_20_Link" text:visited-style-name="Index_20_Link">1. Code formatting<text:tab/>3</text:a></text:p>
          <text:p text:style-name="P76"><text:a xlink:type="simple" xlink:href="#__RefHeading___Toc784_1454653663" text:style-name="Index_20_Link" text:visited-style-name="Index_20_Link">1.1. Line length<text:tab/>3</text:a></text:p>
          <text:p text:style-name="P76"><text:a xlink:type="simple" xlink:href="#__RefHeading___Toc786_1454653663" text:style-name="Index_20_Link" text:visited-style-name="Index_20_Link">1.2. Naming<text:tab/>3</text:a></text:p>
          <text:p text:style-name="P74"><text:a xlink:type="simple" xlink:href="#__RefHeading___Toc2461_2091814290" text:style-name="Index_20_Link" text:visited-style-name="Index_20_Link">1.2.1. Modules<text:tab/>3</text:a></text:p>
          <text:p text:style-name="P74"><text:a xlink:type="simple" xlink:href="#__RefHeading___Toc2463_2091814290" text:style-name="Index_20_Link" text:visited-style-name="Index_20_Link">1.2.1. Classes<text:tab/>3</text:a></text:p>
          <text:p text:style-name="P74"><text:a xlink:type="simple" xlink:href="#__RefHeading___Toc2465_2091814290" text:style-name="Index_20_Link" text:visited-style-name="Index_20_Link">1.2.1. Functions<text:tab/>3</text:a></text:p>
          <text:p text:style-name="P74"><text:a xlink:type="simple" xlink:href="#__RefHeading___Toc2467_2091814290" text:style-name="Index_20_Link" text:visited-style-name="Index_20_Link">1.2.1. Variables<text:tab/>4</text:a></text:p>
          <text:p text:style-name="P76"><text:a xlink:type="simple" xlink:href="#__RefHeading___Toc2469_2091814290" text:style-name="Index_20_Link" text:visited-style-name="Index_20_Link">1.3. Spaces<text:tab/>4</text:a></text:p>
          <text:p text:style-name="P74"><text:a xlink:type="simple" xlink:href="#__RefHeading___Toc2471_2091814290" text:style-name="Index_20_Link" text:visited-style-name="Index_20_Link">1.3.1. Function parameters<text:tab/>4</text:a></text:p>
          <text:p text:style-name="P75"><text:a xlink:type="simple" xlink:href="#__RefHeading___Toc2494_2091814290" text:style-name="Index_20_Link" text:visited-style-name="Index_20_Link">2. Files and folders<text:tab/>5</text:a></text:p>
          <text:p text:style-name="P76"><text:a xlink:type="simple" xlink:href="#__RefHeading___Toc784_14546536631" text:style-name="Index_20_Link" text:visited-style-name="Index_20_Link">2.1. &lt;TBC&gt;<text:tab/>5</text:a></text:p>
          <text:p text:style-name="P76"><text:a xlink:type="simple" xlink:href="#__RefHeading___Toc786_14546536631" text:style-name="Index_20_Link" text:visited-style-name="Index_20_Link">2.2. &lt;TBC&gt;<text:tab/>5</text:a></text:p>
          <text:p text:style-name="P74"><text:a xlink:type="simple" xlink:href="#__RefHeading___Toc2461_20918142901" text:style-name="Index_20_Link" text:visited-style-name="Index_20_Link">2.2.1. &lt;TBC&gt;<text:tab/>5</text:a></text:p>
          <text:p text:style-name="P75"><text:a xlink:type="simple" xlink:href="#__RefHeading___Toc2496_2091814290" text:style-name="Index_20_Link" text:visited-style-name="Index_20_Link">3. Testing<text:tab/>6</text:a></text:p>
          <text:p text:style-name="P76"><text:a xlink:type="simple" xlink:href="#__RefHeading___Toc784_145465366311" text:style-name="Index_20_Link" text:visited-style-name="Index_20_Link">3.1. &lt;TBC&gt;<text:tab/>6</text:a></text:p>
          <text:p text:style-name="P76"><text:a xlink:type="simple" xlink:href="#__RefHeading___Toc786_145465366311" text:style-name="Index_20_Link" text:visited-style-name="Index_20_Link">3.2. &lt;TBC&gt;<text:tab/>6</text:a></text:p>
          <text:p text:style-name="P74"><text:a xlink:type="simple" xlink:href="#__RefHeading___Toc2461_209181429011" text:style-name="Index_20_Link" text:visited-style-name="Index_20_Link">3.2.1. &lt;TBC&gt;<text:tab/>6</text:a></text:p>
          <text:p text:style-name="P75"><text:a xlink:type="simple" xlink:href="#__RefHeading___Toc2498_2091814290" text:style-name="Index_20_Link" text:visited-style-name="Index_20_Link">4. Workflow<text:tab/>7</text:a></text:p>
          <text:p text:style-name="P76"><text:a xlink:type="simple" xlink:href="#__RefHeading___Toc784_1454653663111" text:style-name="Index_20_Link" text:visited-style-name="Index_20_Link">4.1. &lt;TBC&gt;<text:tab/>7</text:a></text:p>
          <text:p text:style-name="P76"><text:a xlink:type="simple" xlink:href="#__RefHeading___Toc786_1454653663111" text:style-name="Index_20_Link" text:visited-style-name="Index_20_Link">4.2. &lt;TBC&gt;<text:tab/>7</text:a></text:p>
          <text:p text:style-name="P74"><text:a xlink:type="simple" xlink:href="#__RefHeading___Toc2461_2091814290111" text:style-name="Index_20_Link" text:visited-style-name="Index_20_Link">4.2.1. &lt;TBC&gt;<text:tab/>7</text:a></text:p>
        </text:index-body>
      </text:table-of-content>
      <text:p text:style-name="P1"/>
      <text:p text:style-name="P114">Todo:</text:p>
      <text:p text:style-name="P115">- asserts</text:p>
      <text:p text:style-name="P115"/>
      <text:h text:style-name="P91" text:outline-level="1"/>
      <text:h text:style-name="P91" text:outline-level="1"><text:bookmark-start text:name="__RefHeading___Toc112_1749475065"/>1. <text:span text:style-name="T2">Code formatting</text:span><text:bookmark-end text:name="__RefHeading___Toc112_1749475065"/></text:h>
      <text:h text:style-name="P102" text:outline-level="2">1.1. <text:span text:style-name="T9">Shebang, coding, module docstring</text:span></text:h>
      <text:p text:style-name="P43">- <text:span text:style-name="T9">&lt;TBC&gt;</text:span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4">Rationale</text:p>
            <text:p text:style-name="P14"/>
          </table:table-cell>
        </table:table-row>
      </table:table>
      <text:p text:style-name="P43"/>
      <text:h text:style-name="P103" text:outline-level="2">1.1. <text:span text:style-name="T10">Indentation</text:span></text:h>
      <text:p text:style-name="P70">- 4 spaces !!</text:p>
      <text:h text:style-name="P113" text:outline-level="2">1.1. <text:span text:style-name="T10">Imports</text:span></text:h>
      <text:p text:style-name="P44">- <text:span text:style-name="T10">1 module import per line</text:span></text:p>
      <text:p text:style-name="P63">- start with std module imports, finish with specific imports</text:p>
      <text:p text:style-name="P67">- check unused imports</text:p>
      <text:p text:style-name="P68">- rename imports of FreeCAD and FreeCADGui to App and Gui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5">Rationale</text:p>
            <text:p text:style-name="P15"/>
          </table:table-cell>
        </table:table-row>
      </table:table>
      <text:p text:style-name="P80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29">Do</text:p>
            <text:p text:style-name="P40">import FreeCAD as App</text:p>
            <text:p text:style-name="P40">import FreeCADGui as Gui</text:p>
            <text:p text:style-name="P18"/>
          </table:table-cell>
        </table:table-row>
      </table:table>
      <text:p text:style-name="P54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8">Don't</text:p>
            <text:p text:style-name="P39">from module import *</text:p>
          </table:table-cell>
        </table:table-row>
      </table:table>
      <text:p text:style-name="P66"/>
      <text:h text:style-name="P104" text:outline-level="2"><text:bookmark-start text:name="__RefHeading___Toc784_1454653663"/>1.1. Line length<text:bookmark-end text:name="__RefHeading___Toc784_1454653663"/></text:h>
      <text:p text:style-name="P41">- <text:span text:style-name="T2">80 characters max</text:span></text:p>
      <text:p text:style-name="P41">- <text:span text:style-name="T2">Up to 90 acceptable if the goal is to improve readability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9">Rationale</text:p>
            <text:p text:style-name="P12">The 80 characters limit comes from PEP8</text:p>
          </table:table-cell>
        </table:table-row>
      </table:table>
      <text:p text:style-name="P41"/>
      <text:h text:style-name="P105" text:outline-level="2"><text:soft-page-break/>1.1. Line <text:span text:style-name="T12">skips</text:span></text:h>
      <text:p text:style-name="P46">- <text:span text:style-name="T12">2 before new function or class</text:span></text:p>
      <text:p text:style-name="P62">- 1 inside a class or inner function</text:p>
      <text:p text:style-name="P46">- <text:span text:style-name="T16">1 at the end of a module</text:span>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7">Rationale</text:p>
            <text:p text:style-name="P17"/>
          </table:table-cell>
        </table:table-row>
      </table:table>
      <text:p text:style-name="P46"/>
      <text:h text:style-name="P106" text:outline-level="2"><text:bookmark-start text:name="__RefHeading___Toc786_1454653663"/>1.2. Naming<text:bookmark-end text:name="__RefHeading___Toc786_1454653663"/></text:h>
      <text:p text:style-name="P71">Check PEP8 if in doubt</text:p>
      <text:h text:style-name="P92" text:outline-level="3"><text:bookmark-start text:name="__RefHeading___Toc2461_2091814290"/>1.<text:span text:style-name="T2">2</text:span>.1. <text:span text:style-name="T2">Modules</text:span><text:bookmark-end text:name="__RefHeading___Toc2461_2091814290"/></text:h>
      <text:p text:style-name="P77">- All lowercase <text:span text:style-name="T4">with underscor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9">Do</text:p>
            <text:p text:style-name="P12">my_module.py</text:p>
            <text:p text:style-name="P12">mymodule.py</text:p>
          </table:table-cell>
        </table:table-row>
      </table:table>
      <text:p text:style-name="P49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9">Don't</text:p>
            <text:p text:style-name="P12">myModule.py</text:p>
            <text:p text:style-name="P12">MyModule.py</text:p>
            <text:p text:style-name="P12">Mymodule.py</text:p>
          </table:table-cell>
        </table:table-row>
      </table:table>
      <text:p text:style-name="P64"/>
      <text:h text:style-name="P93" text:outline-level="3"><text:bookmark-start text:name="__RefHeading___Toc2463_2091814290"/>1.<text:span text:style-name="T2">2</text:span>.1. <text:span text:style-name="T3">Classes</text:span><text:bookmark-end text:name="__RefHeading___Toc2463_2091814290"/></text:h>
      <text:p text:style-name="P77">- CamelCase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0">Do</text:p>
            <text:p text:style-name="P31">class MyClass</text:p>
            <text:p text:style-name="P31">class Myclass</text:p>
          </table:table-cell>
        </table:table-row>
      </table:table>
      <text:p text:style-name="P50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0">Don't</text:p>
            <text:p text:style-name="P31">class myClass</text:p>
            <text:p text:style-name="P31">class my_class</text:p>
          </table:table-cell>
        </table:table-row>
      </table:table>
      <text:p text:style-name="P65"/>
      <text:h text:style-name="P94" text:outline-level="3"><text:bookmark-start text:name="__RefHeading___Toc2465_2091814290"/>1.<text:span text:style-name="T2">2</text:span>.1. <text:span text:style-name="T4">Functions</text:span><text:bookmark-end text:name="__RefHeading___Toc2465_2091814290"/></text:h>
      <text:p text:style-name="P79">- All lowercase <text:span text:style-name="T4">with underscores unless inherited function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Do</text:p>
            <text:p text:style-name="P32">def my_func(...)</text:p>
            <text:p text:style-name="P32">def myfunc(...)</text:p>
          </table:table-cell>
        </table:table-row>
      </table:table>
      <text:p text:style-name="P5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Don't</text:p>
            <text:p text:style-name="P32">def myFunc(...)</text:p>
            <text:p text:style-name="P32"><text:soft-page-break/>def MyFunc(...)</text:p>
          </table:table-cell>
        </table:table-row>
      </table:table>
      <text:h text:style-name="P95" text:outline-level="3"/>
      <text:h text:style-name="P101" text:outline-level="3"><text:bookmark-start text:name="__RefHeading___Toc2467_2091814290"/>1.<text:span text:style-name="T2">2</text:span>.1. <text:span text:style-name="T5">Variables</text:span><text:bookmark-end text:name="__RefHeading___Toc2467_2091814290"/></text:h>
      <text:p text:style-name="P78">- All lowercase <text:span text:style-name="T4">with underscores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Do</text:p>
            <text:p text:style-name="P33">my_var = 1</text:p>
            <text:p text:style-name="P33">myvar = 1</text:p>
          </table:table-cell>
        </table:table-row>
      </table:table>
      <text:p text:style-name="P5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Don't</text:p>
            <text:p text:style-name="P33">myVar = 1</text:p>
            <text:p text:style-name="P33">MyVar = 1</text:p>
          </table:table-cell>
        </table:table-row>
      </table:table>
      <text:p text:style-name="P57"/>
      <text:h text:style-name="P107" text:outline-level="2"><text:bookmark-start text:name="__RefHeading___Toc2469_2091814290"/>1.<text:span text:style-name="T5">3</text:span>. <text:span text:style-name="T5">Spaces</text:span><text:bookmark-end text:name="__RefHeading___Toc2469_2091814290"/></text:h>
      <text:h text:style-name="P96" text:outline-level="3"><text:bookmark-start text:name="__RefHeading___Toc2471_2091814290"/>1.<text:span text:style-name="T5">3</text:span>.1. <text:span text:style-name="T5">Function parameters</text:span><text:bookmark-end text:name="__RefHeading___Toc2471_2091814290"/></text:h>
      <text:p text:style-name="P84">- &lt;TBC&gt;</text:p>
      <text:h text:style-name="P97" text:outline-level="3">1.<text:span text:style-name="T5">3</text:span>.1. <text:span text:style-name="T7">Variable affectation</text:span></text:h>
      <text:p text:style-name="P85">- &lt;TBC&gt;</text:p>
      <text:h text:style-name="P97" text:outline-level="3">1.<text:span text:style-name="T5">3</text:span>.1. <text:span text:style-name="T7">Dictionaries</text:span></text:h>
      <text:p text:style-name="P85">- &lt;TBC&gt;</text:p>
      <text:h text:style-name="P98" text:outline-level="3">1.<text:span text:style-name="T5">3</text:span>.1. <text:span text:style-name="T14">Comments</text:span></text:h>
      <text:p text:style-name="P86">- inline → 2 before, 1 after</text:p>
      <text:p text:style-name="P82"/>
      <text:h text:style-name="P99" text:outline-level="3">1.<text:span text:style-name="T5">3</text:span>.1. <text:span text:style-name="T15">Around operators</text:span></text:h>
      <text:p text:style-name="P87">- inline → 2 before, 1 after</text:p>
      <text:h text:style-name="P100" text:outline-level="3">1.<text:span text:style-name="T5">3</text:span>.1. <text:span text:style-name="T8">Other</text:span></text:h>
      <text:p text:style-name="P88">- No trailing spaces</text:p>
      <text:p text:style-name="P83">- No spaces on empty lines</text:p>
      <text:p text:style-name="P81"/>
      <text:h text:style-name="P108" text:outline-level="2"><text:soft-page-break/>1.<text:span text:style-name="T6">4</text:span>. <text:span text:style-name="T6">Docstrings</text:span></text:h>
      <text:p text:style-name="P72">Numpy style</text:p>
      <text:p text:style-name="P69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3">Rationale</text:p>
            <text:p text:style-name="P34">Common format</text:p>
            <text:p text:style-name="P34">Easy to read for humans and machines</text:p>
          </table:table-cell>
        </table:table-row>
      </table:table>
      <text:p text:style-name="P56"/>
      <text:h text:style-name="P109" text:outline-level="2">1.<text:span text:style-name="T6">4</text:span>. <text:span text:style-name="T17">Exceptions</text:span></text:h>
      <text:p text:style-name="P73">Be specific !!</text:p>
      <text:h text:style-name="P89" text:outline-level="1"><text:bookmark-start text:name="__RefHeading___Toc2494_2091814290"/><text:span text:style-name="T5">2</text:span>. <text:span text:style-name="T5">Files and folders</text:span><text:bookmark-end text:name="__RefHeading___Toc2494_2091814290"/></text:h>
      <text:h text:style-name="P107" text:outline-level="2"><text:bookmark-start text:name="__RefHeading___Toc784_14546536631"/><text:span text:style-name="T5">2</text:span>.1. <text:span text:style-name="T5">&lt;TBC&gt;</text:span><text:bookmark-end text:name="__RefHeading___Toc784_14546536631"/></text:h>
      <text:p text:style-name="P42">- <text:span text:style-name="T5">TBC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2">Rationale</text:p>
            <text:p text:style-name="P13"/>
          </table:table-cell>
        </table:table-row>
      </table:table>
      <text:p text:style-name="P42"/>
      <text:p text:style-name="P60"/>
      <text:h text:style-name="P107" text:outline-level="2"><text:bookmark-start text:name="__RefHeading___Toc786_14546536631"/><text:span text:style-name="T5">2</text:span>.2. <text:span text:style-name="T5">&lt;TBC&gt;</text:span><text:bookmark-end text:name="__RefHeading___Toc786_14546536631"/></text:h>
      <text:h text:style-name="P95" text:outline-level="3"><text:bookmark-start text:name="__RefHeading___Toc2461_20918142901"/><text:span text:style-name="T5">2</text:span>.<text:span text:style-name="T2">2</text:span>.1. <text:span text:style-name="T5">&lt;TBC&gt;</text:span><text:bookmark-end text:name="__RefHeading___Toc2461_20918142901"/></text:h>
      <text:p text:style-name="P78">- <text:span text:style-name="T5">&lt;TBC&gt;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>Do</text:p>
            <text:p text:style-name="P13"/>
          </table:table-cell>
        </table:table-row>
      </table:table>
      <text:p text:style-name="P5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2">Don't</text:p>
            <text:p text:style-name="P13"/>
          </table:table-cell>
        </table:table-row>
      </table:table>
      <text:p text:style-name="P57"/>
      <text:h text:style-name="P89" text:outline-level="1"><text:bookmark-start text:name="__RefHeading___Toc2496_2091814290"/><text:span text:style-name="T5">3</text:span>. <text:span text:style-name="T5">Testing</text:span><text:bookmark-end text:name="__RefHeading___Toc2496_2091814290"/></text:h>
      <text:h text:style-name="P107" text:outline-level="2"><text:bookmark-start text:name="__RefHeading___Toc784_145465366311"/><text:span text:style-name="T5">3</text:span>.1. <text:span text:style-name="T5">&lt;TBC&gt;</text:span><text:bookmark-end text:name="__RefHeading___Toc784_145465366311"/></text:h>
      <text:p text:style-name="P42">- <text:span text:style-name="T5">TBC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2">Rationale</text:p>
            <text:p text:style-name="P13"/>
          </table:table-cell>
        </table:table-row>
      </table:table>
      <text:p text:style-name="P42"/>
      <text:p text:style-name="P60"/>
      <text:h text:style-name="P107" text:outline-level="2"><text:bookmark-start text:name="__RefHeading___Toc786_145465366311"/><text:span text:style-name="T5">3</text:span>.2. <text:span text:style-name="T5">&lt;TBC&gt;</text:span><text:bookmark-end text:name="__RefHeading___Toc786_145465366311"/></text:h>
      <text:h text:style-name="P95" text:outline-level="3"><text:bookmark-start text:name="__RefHeading___Toc2461_209181429011"/><text:span text:style-name="T5">3</text:span>.<text:span text:style-name="T2">2</text:span>.1. <text:span text:style-name="T5">&lt;TBC&gt;</text:span><text:bookmark-end text:name="__RefHeading___Toc2461_209181429011"/></text:h>
      <text:p text:style-name="P78">- <text:span text:style-name="T5">&lt;TBC&gt;</text:span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2">Do</text:p>
            <text:p text:style-name="P13"/>
          </table:table-cell>
        </table:table-row>
      </table:table>
      <text:p text:style-name="P52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2">Don't</text:p>
            <text:p text:style-name="P13"/>
          </table:table-cell>
        </table:table-row>
      </table:table>
      <text:p text:style-name="P57"/>
      <text:h text:style-name="P89" text:outline-level="1"><text:bookmark-start text:name="__RefHeading___Toc2498_2091814290"/><text:span text:style-name="T5">4</text:span>. <text:span text:style-name="T5">Workflow</text:span><text:bookmark-end text:name="__RefHeading___Toc2498_2091814290"/></text:h>
      <text:h text:style-name="P107" text:outline-level="2"><text:bookmark-start text:name="__RefHeading___Toc784_1454653663111"/><text:span text:style-name="T5">4</text:span>.1. <text:span text:style-name="T5">&lt;TBC&gt;</text:span><text:bookmark-end text:name="__RefHeading___Toc784_1454653663111"/></text:h>
      <text:p text:style-name="P42">- <text:span text:style-name="T5">TBC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2">Rationale</text:p>
            <text:p text:style-name="P13"/>
          </table:table-cell>
        </table:table-row>
      </table:table>
      <text:p text:style-name="P42"/>
      <text:p text:style-name="P60"/>
      <text:h text:style-name="P107" text:outline-level="2"><text:bookmark-start text:name="__RefHeading___Toc786_1454653663111"/><text:span text:style-name="T5">4</text:span>.2. <text:span text:style-name="T5">&lt;TBC&gt;</text:span><text:bookmark-end text:name="__RefHeading___Toc786_1454653663111"/></text:h>
      <text:h text:style-name="P95" text:outline-level="3"><text:bookmark-start text:name="__RefHeading___Toc2461_2091814290111"/><text:span text:style-name="T5">4</text:span>.<text:span text:style-name="T2">2</text:span>.1. <text:span text:style-name="T5">&lt;TBC&gt;</text:span><text:bookmark-end text:name="__RefHeading___Toc2461_2091814290111"/></text:h>
      <text:p text:style-name="P78">- <text:span text:style-name="T5">&lt;TBC&gt;</text:span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2">Do</text:p>
            <text:p text:style-name="P13"/>
          </table:table-cell>
        </table:table-row>
      </table:table>
      <text:p text:style-name="P5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2">Don't</text:p>
            <text:p text:style-name="P13"/>
          </table:table-cell>
        </table:table-row>
      </table:table>
      <text:p text:style-name="P57"/>
      <text:p text:style-name="P57"/>
      <text:h text:style-name="P90" text:outline-level="1"><text:span text:style-name="T13">5</text:span>. <text:span text:style-name="T11">Miscellaneous</text:span></text:h>
      <text:h text:style-name="P110" text:outline-level="2"><text:bookmark-start text:name="__RefHeading___Toc784_14546536631111"/><text:span text:style-name="T13">5</text:span>.1. <text:span text:style-name="T11">Comparison to None</text:span><text:bookmark-end text:name="__RefHeading___Toc784_14546536631111"/></text:h>
      <text:p text:style-name="P45">- <text:span text:style-name="T5">TBC</text:span>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6">Do</text:p>
            <text:p text:style-name="P35">if a is None:</text:p>
            <text:p text:style-name="P35"><text:s text:c="4"/>...</text:p>
            <text:p text:style-name="P36">if a is <text:span text:style-name="T18">not</text:span> None:</text:p>
            <text:p text:style-name="P36"><text:s text:c="4"/>...</text:p>
          </table:table-cell>
        </table:table-row>
      </table:table>
      <text:p text:style-name="P53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26">Don't</text:p>
            <text:p text:style-name="P35">if a == None:</text:p>
            <text:p text:style-name="P35"><text:s text:c="4"/>...</text:p>
            <text:p text:style-name="P36">if <text:span text:style-name="T18">not </text:span>a is None:</text:p>
            <text:p text:style-name="P36"><text:s text:c="4"/>...</text:p>
          </table:table-cell>
        </table:table-row>
      </table:table>
      <text:p text:style-name="P58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6">Rationale</text:p>
            <text:p text:style-name="P16"/>
          </table:table-cell>
        </table:table-row>
      </table:table>
      <text:p text:style-name="P45"/>
      <text:p text:style-name="P61"/>
      <text:h text:style-name="P111" text:outline-level="2"><text:bookmark-start text:name="__RefHeading___Toc786_14546536631111"/>5.2. Shadowing a built-in name<text:bookmark-end text:name="__RefHeading___Toc786_14546536631111"/></text:h>
      <text:p text:style-name="P47">- <text:span text:style-name="T13">e.g. using input as a parameter name, use a trailing underscore to distinguish the paramaeter/variable from the Python built-in</text:span></text:p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6">Do</text:p>
            <text:p text:style-name="P37">def func(input_):</text:p>
            <text:p text:style-name="P37"><text:s text:c="4"/>...</text:p>
          </table:table-cell>
        </table:table-row>
      </table:table>
      <text:p text:style-name="P53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26">Don't</text:p>
            <text:p text:style-name="P37">def func(input):</text:p>
            <text:p text:style-name="P37"><text:s text:c="4"/>...</text:p>
          </table:table-cell>
        </table:table-row>
      </table:table>
      <text:p text:style-name="P58"/>
      <text:h text:style-name="P112" text:outline-level="2">5.<text:span text:style-name="T19">3</text:span>. <text:span text:style-name="T19">Translations</text:span></text:h>
      <text:p text:style-name="P48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30">Do</text:p>
            <text:p text:style-name="P38"/>
          </table:table-cell>
        </table:table-row>
      </table:table>
      <text:p text:style-name="P55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30">Don't</text:p>
            <text:p text:style-name="P3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666666" style:font-name="Palatino Linotype" fo:font-family="'Palatino Linotype'" style:font-style-name="Normal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color="#666666" style:font-name="Palatino Linotype" fo:font-family="'Palatino Linotype'" style:font-style-name="Normal" style:font-family-generic="roman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222d5a" style:font-name="Palatino Linotype1" fo:font-family="'Palatino Linotype'" style:font-style-name="Gras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3d4f98" style:font-name="Palatino Linotype1" fo:font-family="'Palatino Linotype'" style:font-style-name="Gras" style:font-family-generic="roman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b8ff" style:font-name="Palatino Linotype1" fo:font-family="'Palatino Linotype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loext:graphic-properties draw:fill="none" draw:fill-color="#99ccff"/>
      <style:paragraph-properties fo:margin-left="0.499cm" fo:margin-right="0cm" fo:text-indent="0cm" style:auto-text-indent="false" fo:background-color="transparent" text:number-lines="false" text:line-number="0" style:writing-mode="page"/>
      <style:text-properties style:font-name="Courier New" fo:font-family="'Courier New'" style:font-style-name="Normal" style:font-family-generic="modern" style:font-pitch="fixed" fo:font-size="8pt" officeooo:rsid="0021eb0b"/>
    </style:style>
    <style:style style:name="Legende" style:family="paragraph" style:parent-style-name="Standard" style:master-page-name="">
      <style:paragraph-properties fo:margin-top="0.199cm" fo:margin-bottom="0cm" loext:contextual-spacing="false" fo:text-align="center" style:justify-single-word="false" style:page-number="auto" style:writing-mode="page"/>
      <style:text-properties fo:color="#666666" style:font-name="Palatino Linotype2" fo:font-family="'Palatino Linotype'" style:font-style-name="Italique" style:font-family-generic="roman" style:font-pitch="variable" fo:font-size="9pt" fo:font-style="italic" officeooo:rsid="00248d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3H39M43S</meta:editing-duration>
    <meta:editing-cycles>97</meta:editing-cycles>
    <meta:generator>LibreOffice/5.2.7.2$Windows_x86 LibreOffice_project/2b7f1e640c46ceb28adf43ee075a6e8b8439ed10</meta:generator>
    <dc:date>2018-08-31T15:46:09.919000000</dc:date>
    <meta:document-statistic meta:table-count="32" meta:image-count="0" meta:object-count="0" meta:page-count="10" meta:paragraph-count="168" meta:word-count="467" meta:character-count="2508" meta:non-whitespace-character-count="2185"/>
    <meta:user-defined meta:name="Info 1"/>
    <meta:user-defined meta:name="Info 2"/>
    <meta:user-defined meta:name="Info 3"/>
    <meta:user-defined meta:name="Info 4"/>
  </office:meta>
</office:document-meta>
</file>